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d1bb" officeooo:paragraph-rsid="0011d1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mily McKinney</text:p>
      <text:p text:style-name="P1">STAT 19000</text:p>
      <text:p text:style-name="P1">Project 1</text:p>
      <text:p text:style-name="P1">Question 3</text:p>
      <text:p text:style-name="P1"/>
      <text:p text:style-name="P1">3a. There are roughly 83.1 gigabytes of data.</text:p>
      <text:p text:style-name="P1">3b. There are 5 files in the maps directory.</text:p>
      <text:p text:style-name="P1">3c. There are roughly 241.9 gigabytes of data stored in the directory about yellow taxis.</text:p>
      <text:p text:style-name="P1">3d. We have election data for every election since 1980.</text:p>
      <text:p text:style-name="P1">3e. We have data for Los Angeles, Oakland, Pacific Grove, San Diego, San Francisco, San Mateo County, Santa Clara County, and Santa Cruz Coun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7:36:49.887287294</meta:creation-date>
    <dc:date>2019-08-22T17:49:03.633251705</dc:date>
    <meta:editing-duration>PT43S</meta:editing-duration>
    <meta:editing-cycles>1</meta:editing-cycles>
    <meta:document-statistic meta:table-count="0" meta:image-count="0" meta:object-count="0" meta:page-count="1" meta:paragraph-count="9" meta:word-count="74" meta:character-count="421" meta:non-whitespace-character-count="356"/>
    <meta:generator>LibreOffice/5.3.6.1$Linux_X86_64 LibreOffice_project/30$Build-1</meta:generator>
  </office:meta>
</office:document-meta>
</file>